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2.1" table:style-name="ta1" table:print-ranges="A1:AF5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
            <text:p>Order</text:p>
          </table:table-cell>
          <table:table-cell table:style-name="ce8" office:value-type="string" office:string-value="Order. Details">
            <text:p>Order. Details</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order goods and services.">
            <text:p>A document used to order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UBL Version Identifier. Identifier">
            <text:p>Order. UBL Vers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ustomization Identifier. Identifier">
            <text:p>Order. Customiza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Profile Identifier. Identifier">
            <text:p>Order. Profile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Profile Execution Identifier. Identifier">
            <text:p>Order. Profile Execu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Identifier">
            <text:p>Ord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Number, Order Number">
            <text:p>Purchase Order Number,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22">
            <text:p>1022</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Sales_ Order Identifier. Identifier">
            <text:p>Order. Sales_ Order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assigned by the seller.">
            <text:p>An identifier for the Order,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opy_ Indicator. Indicator">
            <text:p>Order. Copy_ Indicator. Indicator</text:p>
          </table:table-cell>
          <table:table-cell table:style-name="ce9" office:value-type="string" office:string-value=""/>
          <table:table-cell table:style-name="ce9" office:value-type="string" office:string-value="Order">
            <text:p>Order</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UUID. Identifier">
            <text:p>Order. UUID.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and changed from GUID to UUID">
            <text:p>Change from Previous Version: Changed property term and changed from GUID to UUID</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Issue Date. Date">
            <text:p>Order. Issue Date. Dat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Order Date">
            <text:p>Order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Issue Time. Time">
            <text:p>Order. Issue Time. Tim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9" office:value-type="string" office:string-value="Order. Order Type Code. Code">
            <text:p>Order. Order Type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Order Type">
            <text:p>Order Type</text:p>
          </table:table-cell>
          <table:table-cell table:style-name="ce9" office:value-type="string" office:string-value="Code">
            <text:p>Code</text:p>
          </table:table-cell>
          <table:table-cell table:style-name="ce11" office:value-type="string" table:formula="of:=IF([.F13]&lt;&gt;&quot;&quot;;CONCATENATE([.F13];&quot; &quot;;[.G13]);[.G13])" office:string-value="Order Type Code">
            <text:p>Order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Order.">
            <text:p>A code signifying the type of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Note. Text">
            <text:p>Order. Not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Requested Invoice_ Currency Code. Code">
            <text:p>Order. Requested Invoice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amount totals in Invoices related to this Order.">
            <text:p>A code signifying the currency requested for amount total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Document_ Currency Code. Code">
            <text:p>Order. Document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Pricing_ Currency Code. Code">
            <text:p>Order. Pricing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Order.">
            <text:p>A code signifying the currency used for all prices in the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Tax_ Currency Code. Code">
            <text:p>Order. Tax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text:p>A code signifying the currency requested for tax amount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ustomer_ Reference. Text">
            <text:p>Order. Customer_ Referenc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Order.">
            <text:p>A supplementary reference for the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Accounting Cost Code. Code">
            <text:p>Order. Accounting Cost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as a whole.">
            <text:p>The buyer's accounting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Accounting Cost. Text">
            <text:p>Order. Accounting Cost.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Order as a whole, expressed as text.">
            <text:p>The buyer's accounting cost centr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cell Q19), change The Buyer s accounting code applied to the Order as a whole, expressed as text. to The Buyer s accounting cost centre applied to the Order as a whole, expressed as text. ">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Line Count. Numeric">
            <text:p>Order. Line Count. Numeric</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e document.">
            <text:p>The number of Order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Validity_ Period. Period">
            <text:p>Order. Validity_ Period. Period</text:p>
          </table:table-cell>
          <table:table-cell table:style-name="ce10" office:value-type="string" office:string-value=""/>
          <table:table-cell office:value-type="string" table:style-name="ce10" office:string-value="Order">
            <text:p>Order</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is valid.">
            <text:p>The period for which the Order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QuotationDocumentReference">
            <text:p>QuotationDocumentReference</text:p>
          </table:table-cell>
          <table:table-cell office:value-type="string" table:style-name="ce10" office:string-value="Order. Quotation_ Document Reference. Document Reference">
            <text:p>Order. Quotation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DocumentReference">
            <text:p>OrderDocumentReference</text:p>
          </table:table-cell>
          <table:table-cell office:value-type="string" table:style-name="ce10" office:string-value="Order. Order_ Document Reference. Document Reference">
            <text:p>Order. Orde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other Order.">
            <text:p>A reference to another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Originator_ Document Reference. Document Reference">
            <text:p>Order. Originato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CatalogueReference">
            <text:p>CatalogueReference</text:p>
          </table:table-cell>
          <table:table-cell office:value-type="string" table:style-name="ce10" office:string-value="Order. Catalogue Reference">
            <text:p>Order. Catalogue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Catalogue Reference">
            <text:p>Catalogue Reference</text:p>
          </table:table-cell>
          <table:table-cell office:value-type="string" table:style-name="ce10"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atalogue Reference">
            <text:p>Catalogue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Catalogue on which this Order is based.">
            <text:p>A reference to the Catalogue on which this Order is bas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Order. Additional_ Document Reference. Document Reference">
            <text:p>Order. Additional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
            <text:p>Contract</text:p>
          </table:table-cell>
          <table:table-cell office:value-type="string" table:style-name="ce10" office:string-value="Order. Contract">
            <text:p>Order. Contract</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s associated with this Order.">
            <text:p>A contracts associated with this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ProjectReference">
            <text:p>ProjectReference</text:p>
          </table:table-cell>
          <table:table-cell office:value-type="string" table:style-name="ce10" office:string-value="Order. Project Reference">
            <text:p>Order. Project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0]"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oject with which this Order is associated.">
            <text:p>A project with which this Order is associa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Order. Signature">
            <text:p>Order. Signatur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BuyerCustomerParty">
            <text:p>BuyerCustomerParty</text:p>
          </table:table-cell>
          <table:table-cell office:value-type="string" table:style-name="ce10" office:string-value="Order. Buyer_ Customer Party. Customer Party">
            <text:p>Order. Buye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SellerSupplierParty">
            <text:p>SellerSupplierParty</text:p>
          </table:table-cell>
          <table:table-cell office:value-type="string" table:style-name="ce10" office:string-value="Order. Seller_ Supplier Party. Supplier Party">
            <text:p>Order. Seller_ Supplier Party. Suppli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OriginatorCustomerParty">
            <text:p>OriginatorCustomerParty</text:p>
          </table:table-cell>
          <table:table-cell office:value-type="string" table:style-name="ce10" office:string-value="Order. Originator_ Customer Party. Customer Party">
            <text:p>Order. Originato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FreightForwarderParty">
            <text:p>FreightForwarderParty</text:p>
          </table:table-cell>
          <table:table-cell office:value-type="string" table:style-name="ce10" office:string-value="Order. Freight Forwarder_ Party. Party">
            <text:p>Order. Freight Forwarder_ Party.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office:value-type="string" table:style-name="ce10" office:string-value="Carrier">
            <text:p>Carrier</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Order. Accounting_ Customer Party. Customer Party">
            <text:p>Order. Accounting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
            <text:p>Delivery</text:p>
          </table:table-cell>
          <table:table-cell office:value-type="string" table:style-name="ce10" office:string-value="Order. Delivery">
            <text:p>Order. Delivery</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DeliveryTerms">
            <text:p>DeliveryTerms</text:p>
          </table:table-cell>
          <table:table-cell office:value-type="string" table:style-name="ce10" office:string-value="Order. Delivery Terms">
            <text:p>Order. Delivery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Means">
            <text:p>PaymentMeans</text:p>
          </table:table-cell>
          <table:table-cell office:value-type="string" table:style-name="ce10" office:string-value="Order. Payment Means">
            <text:p>Order. Payment Mea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PaymentTerms">
            <text:p>PaymentTerms</text:p>
          </table:table-cell>
          <table:table-cell office:value-type="string" table:style-name="ce10" office:string-value="Order. Payment Terms">
            <text:p>Order. Payment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ransactionConditions">
            <text:p>TransactionConditions</text:p>
          </table:table-cell>
          <table:table-cell office:value-type="string" table:style-name="ce10" office:string-value="Order. Transaction Conditions">
            <text:p>Order. Transaction Conditio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office:value-type="string" table:style-name="ce10" office:string-value="Sales condition, procurement condition">
            <text:p>Sales condition, procurement condition</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AllowanceCharge">
            <text:p>AllowanceCharge</text:p>
          </table:table-cell>
          <table:table-cell office:value-type="string" table:style-name="ce10" office:string-value="Order. Allowance Charge">
            <text:p>Order. Allowance Charg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TaxExchangeRate">
            <text:p>TaxExchangeRate</text:p>
          </table:table-cell>
          <table:table-cell office:value-type="string" table:style-name="ce10" office:string-value="Order. Tax_ Exchange Rate. Exchange Rate">
            <text:p>Order. Tax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ricingExchangeRate">
            <text:p>PricingExchangeRate</text:p>
          </table:table-cell>
          <table:table-cell office:value-type="string" table:style-name="ce10" office:string-value="Order. Pricing_ Exchange Rate. Exchange Rate">
            <text:p>Order. Pricing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ExchangeRate">
            <text:p>PaymentExchangeRate</text:p>
          </table:table-cell>
          <table:table-cell office:value-type="string" table:style-name="ce10" office:string-value="Order. Payment_ Exchange Rate. Exchange Rate">
            <text:p>Order. Payment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DestinationCountry">
            <text:p>DestinationCountry</text:p>
          </table:table-cell>
          <table:table-cell office:value-type="string" table:style-name="ce10" office:string-value="Order. Destination_ Country. Country">
            <text:p>Order. Destination_ Country. Country</text:p>
          </table:table-cell>
          <table:table-cell table:style-name="ce10" office:value-type="string" office:string-value=""/>
          <table:table-cell office:value-type="string" table:style-name="ce10" office:string-value="Order">
            <text:p>Order</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6]"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Total">
            <text:p>TaxTotal</text:p>
          </table:table-cell>
          <table:table-cell office:value-type="string" table:style-name="ce10" office:string-value="Order. Tax Total">
            <text:p>Order. Tax Total</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AnticipatedMonetaryTotal">
            <text:p>AnticipatedMonetaryTotal</text:p>
          </table:table-cell>
          <table:table-cell office:value-type="string" table:style-name="ce10" office:string-value="Order. Anticipated_ Monetary Total. Monetary Total">
            <text:p>Order. Anticipated_ Monetary Total. Monetary Total</text:p>
          </table:table-cell>
          <table:table-cell table:style-name="ce10" office:value-type="string" office:string-value=""/>
          <table:table-cell office:value-type="string" table:style-name="ce10" office:string-value="Order">
            <text:p>Order</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8]"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for the Order anticipated by the buyer.">
            <text:p>The total amount for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OrderLine">
            <text:p>OrderLine</text:p>
          </table:table-cell>
          <table:table-cell office:value-type="string" table:style-name="ce10" office:string-value="Order. Order Line">
            <text:p>Order. Order Lin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